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_B(A)</text:p>
          </table:table-cell>
          <table:table-cell office:value-type="string" calcext:value-type="string">
            <text:p>V_h(mV)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52.7" calcext:value-type="float">
            <text:p>52.7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42.6" calcext:value-type="float">
            <text:p>42.6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37.9" calcext:value-type="float">
            <text:p>37.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2.1" calcext:value-type="float">
            <text:p>22.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18.2" calcext:value-type="float">
            <text:p>18.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-7.6" calcext:value-type="float">
            <text:p>-7.6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-12.9" calcext:value-type="float">
            <text:p>-12.9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-17.6" calcext:value-type="float">
            <text:p>-17.6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office:value-type="float" office:value="-22.3" calcext:value-type="float">
            <text:p>-22.3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-26.3" calcext:value-type="float">
            <text:p>-26.3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-30.8" calcext:value-type="float">
            <text:p>-30.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-34.4" calcext:value-type="float">
            <text:p>-34.4</text:p>
          </table:table-cell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float" office:value="-38.1" calcext:value-type="float">
            <text:p>-3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7:08:35.903011968</meta:creation-date>
    <dc:date>2018-11-06T17:12:43.666558108</dc:date>
    <meta:editing-duration>PT4M8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